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1d2125" loext:opacity="100%" style:font-name="Poppins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Poppins" fo:font-size="11.2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1d2125" loext:opacity="100%" style:font-name="Poppins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yui_3_17_2_1_1698173969203_589"/>Realiza un script que solicite una frase al usuario. Deberá indicar si aparece en ella o no la palabra indicada por el usuario. En caso de que la encuentre indicar a partir de qué posición se puede encontrar la primera coincidencia. Indicar por cuantos caracteres está formada la palabra buscada y por último sustituirla 'dwecl'.</text:p>
      <text:p text:style-name="P1">nota: puedes utilizar indexOf()        y  replace()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9:49:46.383941048</meta:creation-date>
    <dc:date>2023-10-24T21:00:44.819911779</dc:date>
    <meta:editing-duration>PT9M42S</meta:editing-duration>
    <meta:editing-cycles>14</meta:editing-cycles>
    <meta:generator>LibreOffice/7.4.7.2$Linux_X86_64 LibreOffice_project/40$Build-2</meta:generator>
    <meta:document-statistic meta:table-count="0" meta:image-count="0" meta:object-count="0" meta:page-count="1" meta:paragraph-count="2" meta:word-count="61" meta:character-count="380" meta:non-whitespace-character-count="313"/>
  </office:meta>
</office:document-meta>
</file>